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ce style:name="Source Sans Pro" svg:font-family="'Source Sans Pro', sans-serif"/>
    <style:font-face style:name="Verdana" svg:font-family="Verdana, Arial, Tahoma, Calibri, Geneva, sans-serif"/>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cd10" officeooo:paragraph-rsid="0010cd10"/>
    </style:style>
    <style:style style:name="P2" style:family="paragraph" style:parent-style-name="Standard">
      <style:paragraph-properties fo:text-align="start" style:justify-single-word="false"/>
      <style:text-properties officeooo:rsid="0010cd10" officeooo:paragraph-rsid="0010cd10"/>
    </style:style>
    <style:style style:name="P3" style:family="paragraph" style:parent-style-name="Standard">
      <style:paragraph-properties fo:text-align="center" style:justify-single-word="false"/>
      <style:text-properties fo:font-size="18pt" fo:font-weight="bold" officeooo:rsid="0010cd10" officeooo:paragraph-rsid="0010cd10" style:font-size-asian="18pt" style:font-weight-asian="bold" style:font-size-complex="18pt" style:font-weight-complex="bold"/>
    </style:style>
    <style:style style:name="P4" style:family="paragraph" style:parent-style-name="Standard">
      <style:paragraph-properties fo:text-align="start" style:justify-single-word="false"/>
      <style:text-properties officeooo:rsid="0014785a" officeooo:paragraph-rsid="0014785a"/>
    </style:style>
    <style:style style:name="P5" style:family="paragraph" style:parent-style-name="Standard">
      <style:paragraph-properties fo:text-align="center" style:justify-single-word="false"/>
      <style:text-properties fo:font-variant="normal" fo:text-transform="none" fo:color="#000000" style:font-name="Source Sans Pro" fo:font-size="10.5pt" fo:letter-spacing="normal" fo:font-style="normal" fo:font-weight="normal" officeooo:rsid="0010cd10" officeooo:paragraph-rsid="0010cd10"/>
    </style:style>
    <style:style style:name="P6"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0cd10" officeooo:paragraph-rsid="0010cd10"/>
    </style:style>
    <style:style style:name="P7"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0cd10" officeooo:paragraph-rsid="0019fdca"/>
    </style:style>
    <style:style style:name="P8"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56627" officeooo:paragraph-rsid="00156627"/>
    </style:style>
    <style:style style:name="P9"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7927b" officeooo:paragraph-rsid="0017927b"/>
    </style:style>
    <style:style style:name="P10"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9fdca" officeooo:paragraph-rsid="0019fdca"/>
    </style:style>
    <style:style style:name="P11"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9fdca" officeooo:paragraph-rsid="0019fdca"/>
    </style:style>
    <style:style style:name="P12"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0cd10" officeooo:paragraph-rsid="0010cd10"/>
    </style:style>
    <style:style style:name="P13"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fb928" officeooo:paragraph-rsid="001fb928"/>
    </style:style>
    <style:style style:name="P14"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fb928" officeooo:paragraph-rsid="0021aa5b"/>
    </style:style>
    <style:style style:name="P15"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22097" officeooo:paragraph-rsid="00222097"/>
    </style:style>
    <style:style style:name="P16"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308b7"/>
    </style:style>
    <style:style style:name="P17"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7032e"/>
    </style:style>
    <style:style style:name="P18"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94055"/>
    </style:style>
    <style:style style:name="P19"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a4315"/>
    </style:style>
    <style:style style:name="P20"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b824c"/>
    </style:style>
    <style:style style:name="P21"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d2597"/>
    </style:style>
    <style:style style:name="P22" style:family="paragraph" style:parent-style-name="Standard">
      <style:paragraph-properties fo:text-align="start" style:justify-single-word="false"/>
      <style:text-properties fo:font-variant="normal" fo:text-transform="none" style:font-name="Source Sans Pro" fo:font-size="11.25pt" fo:letter-spacing="normal" fo:font-style="normal" fo:font-weight="normal" officeooo:rsid="0014785a" officeooo:paragraph-rsid="0014785a"/>
    </style:style>
    <style:style style:name="P23" style:family="paragraph" style:parent-style-name="Standard">
      <style:paragraph-properties fo:text-align="start" style:justify-single-word="false"/>
      <style:text-properties fo:font-variant="normal" fo:text-transform="none" fo:color="#333333" style:font-name="Verdana" fo:font-size="10.5pt" fo:letter-spacing="normal" fo:font-style="normal" fo:font-weight="normal" officeooo:rsid="0017927b" officeooo:paragraph-rsid="0017927b"/>
    </style:style>
    <style:style style:name="P24" style:family="paragraph" style:parent-style-name="Standard">
      <style:text-properties officeooo:paragraph-rsid="002781c1"/>
    </style:style>
    <style:style style:name="P25" style:family="paragraph" style:parent-style-name="Text_20_body">
      <style:paragraph-properties fo:text-align="start" style:justify-single-word="false"/>
      <style:text-properties officeooo:rsid="0014785a" officeooo:paragraph-rsid="0014785a"/>
    </style:style>
    <style:style style:name="P26" style:family="paragraph" style:parent-style-name="Text_20_body">
      <style:text-properties officeooo:paragraph-rsid="001694ba"/>
    </style:style>
    <style:style style:name="P27" style:family="paragraph" style:parent-style-name="Text_20_body">
      <style:text-properties officeooo:rsid="001694ba" officeooo:paragraph-rsid="001694ba"/>
    </style:style>
    <style:style style:name="P28" style:family="paragraph" style:parent-style-name="Text_20_body">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308b7"/>
    </style:style>
    <style:style style:name="P29" style:family="paragraph" style:parent-style-name="Text_20_body">
      <style:text-properties officeooo:rsid="001fb928" officeooo:paragraph-rsid="001fb928"/>
    </style:style>
    <style:style style:name="P30" style:family="paragraph" style:parent-style-name="Text_20_body">
      <style:text-properties officeooo:paragraph-rsid="001fb928"/>
    </style:style>
    <style:style style:name="P31" style:family="paragraph" style:parent-style-name="Text_20_body">
      <style:text-properties officeooo:paragraph-rsid="00240173"/>
    </style:style>
    <style:style style:name="P32" style:family="paragraph" style:parent-style-name="Text_20_body">
      <style:text-properties officeooo:rsid="00240173" officeooo:paragraph-rsid="00240173"/>
    </style:style>
    <style:style style:name="P33" style:family="paragraph" style:parent-style-name="Text_20_body">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officeooo:rsid="0019fdca" officeooo:paragraph-rsid="0019fdca"/>
    </style:style>
    <style:style style:name="P34" style:family="paragraph" style:parent-style-name="Text_20_body">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style:style>
    <style:style style:name="P35" style:family="paragraph" style:parent-style-name="Standard">
      <style:paragraph-properties fo:margin-left="0cm" fo:margin-right="0cm" fo:text-align="start" style:justify-single-word="false" fo:text-indent="0cm" style:auto-text-indent="false"/>
    </style:style>
    <style:style style:name="P36" style:family="paragraph" style:parent-style-name="Standard">
      <style:paragraph-properties fo:margin-left="0cm" fo:margin-right="0cm" fo:text-align="start" style:justify-single-word="false" fo:text-indent="0cm" style:auto-text-indent="false"/>
      <style:text-properties officeooo:paragraph-rsid="002d2597"/>
    </style:style>
    <style:style style:name="P3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9" style:family="paragraph" style:parent-style-name="Preformatted_20_Text">
      <style:paragraph-properties fo:margin-left="0cm" fo:margin-right="0cm" fo:text-indent="0cm" style:auto-text-indent="false"/>
    </style:style>
    <style:style style:name="P4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style:font-name="Source Sans Pro" fo:letter-spacing="normal" fo:font-style="normal" fo:font-weight="normal"/>
    </style:style>
    <style:style style:name="P41" style:family="paragraph" style:parent-style-name="Standard" style:list-style-name="L1">
      <style:paragraph-properties fo:text-align="start" style:justify-single-word="false"/>
      <style:text-properties officeooo:rsid="0010cd10" officeooo:paragraph-rsid="0010cd10"/>
    </style:style>
    <style:style style:name="P42" style:family="paragraph" style:parent-style-name="Standard">
      <style:paragraph-properties fo:text-align="start" style:justify-single-word="false"/>
      <style:text-properties fo:font-variant="normal" fo:text-transform="none" fo:color="#000000" style:font-name="Monospace" fo:font-size="10pt" fo:letter-spacing="normal" fo:font-style="normal" fo:font-weight="normal" officeooo:rsid="002308b7" officeooo:paragraph-rsid="002308b7" style:font-size-asian="10pt"/>
    </style:style>
    <style:style style:name="P43" style:family="paragraph" style:parent-style-name="Standard">
      <style:paragraph-properties fo:text-align="start" style:justify-single-word="false"/>
      <style:text-properties fo:font-variant="normal" fo:text-transform="none" fo:color="#000000" style:font-name="Monospace" fo:font-size="10pt" fo:letter-spacing="normal" fo:font-style="normal" fo:font-weight="normal" officeooo:rsid="002d2597" officeooo:paragraph-rsid="002308b7" style:font-size-asian="10pt"/>
    </style:style>
    <style:style style:name="P44"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309e33"/>
    </style:style>
    <style:style style:name="P45" style:family="paragraph" style:parent-style-name="Standard" style:list-style-name="L2">
      <style:paragraph-properties fo:margin-top="0cm" fo:margin-bottom="0cm" loext:contextual-spacing="false" fo:line-height="150%" fo:orphans="2" fo:widows="2"/>
    </style:style>
    <style:style style:name="P4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47"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2d2597" style:font-size-asian="10pt"/>
    </style:style>
    <style:style style:name="P4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d2597" officeooo:paragraph-rsid="002d2597" style:font-size-asian="10pt"/>
    </style:style>
    <style:style style:name="P49" style:family="paragraph" style:parent-style-name="Text_20_body" style:list-style-name="L2">
      <style:paragraph-properties fo:text-align="start" style:justify-single-word="false"/>
      <style:text-properties officeooo:paragraph-rsid="00156627"/>
    </style:style>
    <style:style style:name="P50" style:family="paragraph" style:parent-style-name="Text_20_body" style:list-style-name="L2">
      <style:paragraph-properties fo:text-align="start" style:justify-single-word="false"/>
      <style:text-properties fo:font-variant="normal" fo:text-transform="none" fo:color="#000000" style:font-name="Source Sans Pro" fo:font-size="10.5pt" fo:letter-spacing="normal" fo:font-style="normal" fo:font-weight="normal" officeooo:rsid="00178a35" officeooo:paragraph-rsid="00156627"/>
    </style:style>
    <style:style style:name="P51" style:family="paragraph" style:parent-style-name="Text_20_body" style:list-style-name="L3">
      <style:paragraph-properties fo:text-align="start" style:justify-single-word="false"/>
      <style:text-properties fo:font-variant="normal" fo:text-transform="none" fo:color="#000000" style:font-name="Source Sans Pro" fo:font-size="10.5pt" fo:letter-spacing="normal" fo:font-style="normal" fo:font-weight="normal" officeooo:rsid="0017927b" officeooo:paragraph-rsid="0017927b"/>
    </style:style>
    <style:style style:name="P52" style:family="paragraph" style:parent-style-name="Text_20_body">
      <style:text-properties officeooo:paragraph-rsid="00309e33"/>
    </style:style>
    <style:style style:name="P53" style:family="paragraph" style:parent-style-name="Text_20_body" style:list-style-name="L2">
      <style:paragraph-properties fo:margin-top="0cm" fo:margin-bottom="0cm" loext:contextual-spacing="false" fo:line-height="150%" fo:orphans="2" fo:widows="2"/>
    </style:style>
    <style:style style:name="P54" style:family="paragraph" style:parent-style-name="Text_20_body" style:list-style-name="L2">
      <style:paragraph-properties fo:margin-top="0cm" fo:margin-bottom="0cm" loext:contextual-spacing="false" fo:line-height="150%" fo:orphans="2" fo:widows="2"/>
      <style:text-properties officeooo:rsid="0019fdca" officeooo:paragraph-rsid="0019fdca"/>
    </style:style>
    <style:style style:name="P55" style:family="paragraph" style:parent-style-name="Text_20_body" style:list-style-name="L2">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style:style>
    <style:style style:name="P56" style:family="paragraph" style:parent-style-name="Text_20_body" style:list-style-name="L3">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style:style>
    <style:style style:name="P57" style:family="paragraph" style:parent-style-name="Text_20_body" style:list-style-name="L4">
      <style:paragraph-properties fo:margin-left="0cm" fo:margin-right="0cm" fo:margin-top="0cm" fo:margin-bottom="0cm" loext:contextual-spacing="false" fo:line-height="150%" fo:orphans="2" fo:widows="2" fo:text-indent="0cm" style:auto-text-indent="false"/>
    </style:style>
    <style:style style:name="P58" style:family="paragraph" style:parent-style-name="Text_20_body" style:list-style-name="L5">
      <style:paragraph-properties fo:margin-left="0cm" fo:margin-right="0cm" fo:margin-top="0cm" fo:margin-bottom="0cm" loext:contextual-spacing="false" fo:line-height="150%" fo:orphans="2" fo:widows="2" fo:text-indent="0cm" style:auto-text-indent="false"/>
    </style:style>
    <style:style style:name="P59" style:family="paragraph" style:parent-style-name="Text_20_body" style:list-style-name="L5">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Source Sans Pro" fo:font-size="10.5pt" fo:letter-spacing="normal" fo:font-style="normal" fo:font-weight="normal"/>
    </style:style>
    <style:style style:name="P60" style:family="paragraph" style:parent-style-name="Preformatted_20_Text">
      <style:text-properties officeooo:paragraph-rsid="00309e33"/>
    </style:style>
    <style:style style:name="T1" style:family="text">
      <style:text-properties officeooo:rsid="0014785a"/>
    </style:style>
    <style:style style:name="T2" style:family="text">
      <style:text-properties fo:font-variant="normal" fo:text-transform="none" style:font-name="Source Sans Pro" fo:font-size="11.25pt" fo:letter-spacing="normal" fo:font-style="normal" fo:font-weight="normal"/>
    </style:style>
    <style:style style:name="T3" style:family="text">
      <style:text-properties fo:font-variant="normal" fo:text-transform="none" style:font-name="Source Sans Pro" fo:font-size="11.25pt" fo:letter-spacing="normal" fo:font-style="normal" fo:font-weight="normal" officeooo:rsid="002781c1"/>
    </style:style>
    <style:style style:name="T4" style:family="text">
      <style:text-properties fo:font-variant="normal" fo:text-transform="none" style:font-name="Source Sans Pro" fo:letter-spacing="normal"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style:font-name="monospace" fo:font-size="11.25pt" fo:letter-spacing="normal" fo:font-style="normal" fo:font-weight="normal" loext:padding-left="0.132cm" loext:padding-right="0.132cm" loext:padding-top="0.049cm" loext:padding-bottom="0.049cm" loext:border="0.06pt solid #000000"/>
    </style:style>
    <style:style style:name="T7" style:family="text">
      <style:text-properties fo:font-variant="normal" fo:text-transform="none" fo:color="#000000" style:font-name="Source Sans Pro" fo:font-size="10.5pt" fo:letter-spacing="normal" fo:font-style="normal" fo:font-weight="normal"/>
    </style:style>
    <style:style style:name="T8" style:family="text">
      <style:text-properties fo:font-variant="normal" fo:text-transform="none" fo:color="#000000" style:font-name="Source Sans Pro" fo:font-size="10.5pt" fo:letter-spacing="normal" fo:font-style="normal" fo:font-weight="normal" officeooo:rsid="00156627"/>
    </style:style>
    <style:style style:name="T9" style:family="text">
      <style:text-properties fo:font-variant="normal" fo:text-transform="none" fo:color="#000000" style:font-name="Source Sans Pro" fo:font-size="10.5pt" fo:letter-spacing="normal" fo:font-style="normal" fo:font-weight="normal" officeooo:rsid="00178a35"/>
    </style:style>
    <style:style style:name="T10" style:family="text">
      <style:text-properties fo:font-variant="normal" fo:text-transform="none" fo:color="#000000" style:font-name="Source Sans Pro" fo:font-size="10.5pt" fo:letter-spacing="normal" fo:font-style="normal" fo:font-weight="normal" officeooo:rsid="0018d9da"/>
    </style:style>
    <style:style style:name="T11" style:family="text">
      <style:text-properties fo:font-variant="normal" fo:text-transform="none" fo:color="#000000" style:font-name="Source Sans Pro" fo:font-size="10.5pt" fo:letter-spacing="normal" fo:font-style="normal" fo:font-weight="bold" officeooo:rsid="0018d9da" style:font-weight-asian="bold" style:font-weight-complex="bold"/>
    </style:style>
    <style:style style:name="T12" style:family="text">
      <style:text-properties fo:font-variant="normal" fo:text-transform="none" fo:color="#000000" style:font-name="Source Sans Pro" fo:font-size="10.5pt" fo:letter-spacing="normal" fo:font-style="normal" fo:font-weight="bold" officeooo:rsid="0019fdca" fo:background-color="#e8f2fe" loext:char-shading-value="0" style:font-size-asian="10pt" style:font-weight-asian="bold" style:font-weight-complex="bold"/>
    </style:style>
    <style:style style:name="T13" style:family="text">
      <style:text-properties fo:font-variant="normal" fo:text-transform="none" fo:color="#000000" style:font-name="monospace" fo:font-size="10.5pt" fo:letter-spacing="normal" fo:font-style="normal" fo:font-weight="normal" loext:padding-left="0.132cm" loext:padding-right="0.132cm" loext:padding-top="0.049cm" loext:padding-bottom="0.049cm" loext:border="0.06pt solid #000000"/>
    </style:style>
    <style:style style:name="T14" style:family="text">
      <style:text-properties fo:font-variant="normal" fo:text-transform="none" fo:color="#7f0055" style:font-name="Monospace1" fo:font-size="10pt" fo:letter-spacing="normal" fo:font-style="normal" fo:font-weight="bold" officeooo:rsid="0018d9da" fo:background-color="#e8f2fe" loext:char-shading-value="0" style:font-size-asian="10pt" style:font-weight-asian="bold" style:font-weight-complex="bold"/>
    </style:style>
    <style:style style:name="T15" style:family="text">
      <style:text-properties fo:font-variant="normal" fo:text-transform="none" fo:font-size="11.25pt" fo:letter-spacing="normal" fo:font-style="normal" fo:font-weight="normal" loext:padding-left="0.132cm" loext:padding-right="0.132cm" loext:padding-top="0.049cm" loext:padding-bottom="0.049cm" loext:border="0.06pt solid #000000"/>
    </style:style>
    <style:style style:name="T16" style:family="text">
      <style:text-properties style:font-name="Source Sans Pro" fo:font-size="11.25pt" fo:letter-spacing="normal" fo:font-weight="normal"/>
    </style:style>
    <style:style style:name="T17" style:family="text">
      <style:text-properties style:font-name="Source Sans Pro" loext:padding-left="0.132cm" loext:padding-right="0.132cm" loext:padding-top="0.049cm" loext:padding-bottom="0.049cm" loext:border="0.06pt solid #000000"/>
    </style:style>
    <style:style style:name="T18" style:family="text">
      <style:text-properties style:font-name="monospace" loext:padding-left="0.132cm" loext:padding-right="0.132cm" loext:padding-top="0.049cm" loext:padding-bottom="0.049cm" loext:border="0.06pt solid #000000"/>
    </style:style>
    <style:style style:name="T19" style:family="text">
      <style:text-properties style:font-name="monospace" fo:font-weight="bold" style:font-weight-asian="bold" style:font-weight-complex="bold" loext:padding-left="0.132cm" loext:padding-right="0.132cm" loext:padding-top="0.049cm" loext:padding-bottom="0.049cm" loext:border="0.06pt solid #000000"/>
    </style:style>
    <style:style style:name="T20" style:family="text">
      <style:text-properties style:font-name="monospace" officeooo:rsid="0027032e" loext:padding-left="0.132cm" loext:padding-right="0.132cm" loext:padding-top="0.049cm" loext:padding-bottom="0.049cm" loext:border="0.06pt solid #000000"/>
    </style:style>
    <style:style style:name="T21" style:family="text">
      <style:text-properties style:font-name="monospace" officeooo:rsid="00294055" loext:padding-left="0.132cm" loext:padding-right="0.132cm" loext:padding-top="0.049cm" loext:padding-bottom="0.049cm" loext:border="0.06pt solid #000000"/>
    </style:style>
    <style:style style:name="T22" style:family="text">
      <style:text-properties style:font-name="monospace" officeooo:rsid="002a4315" loext:padding-left="0.132cm" loext:padding-right="0.132cm" loext:padding-top="0.049cm" loext:padding-bottom="0.049cm" loext:border="0.06pt solid #000000"/>
    </style:style>
    <style:style style:name="T23" style:family="text">
      <style:text-properties style:font-name="monospace" officeooo:rsid="002b824c" loext:padding-left="0.132cm" loext:padding-right="0.132cm" loext:padding-top="0.049cm" loext:padding-bottom="0.049cm" loext:border="0.06pt solid #000000"/>
    </style:style>
    <style:style style:name="T24" style:family="text">
      <style:text-properties style:font-name="monospace" officeooo:rsid="002d2597" loext:padding-left="0.132cm" loext:padding-right="0.132cm" loext:padding-top="0.049cm" loext:padding-bottom="0.049cm" loext:border="0.06pt solid #000000"/>
    </style:style>
    <style:style style:name="T25" style:family="text">
      <style:text-properties style:font-name="monospace" officeooo:rsid="00309e33" loext:padding-left="0.132cm" loext:padding-right="0.132cm" loext:padding-top="0.049cm" loext:padding-bottom="0.049cm" loext:border="0.06pt solid #000000"/>
    </style:style>
    <style:style style:name="T26" style:family="text">
      <style:text-properties officeooo:rsid="001694ba"/>
    </style:style>
    <style:style style:name="T27" style:family="text">
      <style:text-properties fo:color="#7f0055" style:font-name="Monospace" fo:font-size="10pt" fo:font-weight="bold" fo:background-color="#e8f2fe" loext:char-shading-value="0" style:font-size-asian="10pt" style:font-weight-asian="bold"/>
    </style:style>
    <style:style style:name="T28" style:family="text">
      <style:text-properties fo:color="#7f0055" style:font-name="Monospace" fo:font-size="10pt" fo:font-weight="bold" fo:background-color="#d4d4d4" loext:char-shading-value="0" style:font-size-asian="10pt" style:font-weight-asian="bold"/>
    </style:style>
    <style:style style:name="T29" style:family="text">
      <style:text-properties fo:color="#7f0055" style:font-name="Monospace" fo:font-size="10pt" fo:font-weight="bold" style:font-size-asian="10pt" style:font-weight-asian="bold"/>
    </style:style>
    <style:style style:name="T30" style:family="text">
      <style:text-properties fo:color="#000000" style:font-name="Monospace" fo:font-size="10pt" fo:background-color="#e8f2fe" loext:char-shading-value="0" style:font-size-asian="10pt"/>
    </style:style>
    <style:style style:name="T31" style:family="text">
      <style:text-properties fo:color="#000000" style:font-name="Monospace" fo:font-size="10pt" style:font-size-asian="10pt"/>
    </style:style>
    <style:style style:name="T32" style:family="text">
      <style:text-properties fo:color="#000000" style:font-name="Monospace" fo:font-size="10pt" style:text-underline-style="solid" style:text-underline-width="auto" style:text-underline-color="font-color" style:font-size-asian="10pt"/>
    </style:style>
    <style:style style:name="T33" style:family="text">
      <style:text-properties fo:color="#0000c0" style:font-name="Monospace" fo:font-size="10pt" fo:font-style="italic" fo:background-color="#e8f2fe" loext:char-shading-value="0" style:font-size-asian="10pt" style:font-style-asian="italic"/>
    </style:style>
    <style:style style:name="T34" style:family="text">
      <style:text-properties fo:color="#0000c0" style:font-name="Monospace" fo:font-size="10pt" fo:font-style="italic" fo:font-weight="bold" style:font-size-asian="10pt" style:font-style-asian="italic" style:font-weight-asian="bold"/>
    </style:style>
    <style:style style:name="T35" style:family="text">
      <style:text-properties fo:color="#0000c0" style:font-name="Monospace" fo:font-size="10pt" fo:background-color="#d4d4d4" loext:char-shading-value="0" style:font-size-asian="10pt"/>
    </style:style>
    <style:style style:name="T36" style:family="text">
      <style:text-properties fo:color="#333333" style:font-name="Verdana"/>
    </style:style>
    <style:style style:name="T37" style:family="text">
      <style:text-properties officeooo:rsid="001d5c0e"/>
    </style:style>
    <style:style style:name="T38" style:family="text">
      <style:text-properties officeooo:rsid="001fb928"/>
    </style:style>
    <style:style style:name="T39" style:family="text">
      <style:text-properties fo:color="#2a00ff" style:font-name="Monospace" fo:font-size="10pt" fo:background-color="#d4d4d4" loext:char-shading-value="0" style:font-size-asian="10pt"/>
    </style:style>
    <style:style style:name="T40" style:family="text">
      <style:text-properties fo:color="#2a00ff" style:font-name="Monospace" fo:font-size="10pt" style:font-size-asian="10pt"/>
    </style:style>
    <style:style style:name="T41" style:family="text">
      <style:text-properties style:font-name="Monospace" fo:font-size="10pt" fo:background-color="#d4d4d4" loext:char-shading-value="0" style:font-size-asian="10pt"/>
    </style:style>
    <style:style style:name="T42" style:family="text">
      <style:text-properties style:font-name="Monospace" fo:font-size="10pt" style:font-size-asian="10pt"/>
    </style:style>
    <style:style style:name="T43" style:family="text">
      <style:text-properties fo:font-weight="bold" style:font-weight-asian="bold" style:font-weight-complex="bold"/>
    </style:style>
    <style:style style:name="T44" style:family="text">
      <style:text-properties fo:color="#6a3e3e" style:font-name="Monospace" fo:font-size="10pt" style:font-size-asian="10pt"/>
    </style:style>
    <style:style style:name="T45" style:family="text">
      <style:text-properties officeooo:rsid="00240173"/>
    </style:style>
    <style:style style:name="T46" style:family="text">
      <style:text-properties style:font-name="DejaVu Sans" loext:padding-left="0.132cm" loext:padding-right="0.132cm" loext:padding-top="0.049cm" loext:padding-bottom="0.049cm" loext:border="0.06pt solid #000000"/>
    </style:style>
    <style:style style:name="T47" style:family="text">
      <style:text-properties style:font-name="DejaVu Sans" fo:font-size="10.5pt" loext:padding-left="0.132cm" loext:padding-right="0.132cm" loext:padding-top="0.049cm" loext:padding-bottom="0.049cm" loext:border="0.06pt solid #000000"/>
    </style:style>
    <style:style style:name="T48" style:family="text">
      <style:text-properties officeooo:rsid="002781c1"/>
    </style:style>
    <style:style style:name="T49" style:family="text">
      <style:text-properties style:font-name="Monospace1" fo:font-size="10pt" style:font-size-asian="10pt" loext:padding-left="0.132cm" loext:padding-right="0.132cm" loext:padding-top="0.049cm" loext:padding-bottom="0.049cm" loext:border="0.06pt solid #000000"/>
    </style:style>
    <style:style style:name="T50" style:family="text">
      <style:text-properties officeooo:rsid="00309e33"/>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 ect…</text:p>
      <text:p text:style-name="P1"/>
      <text:p text:style-name="P1"/>
      <text:p text:style-name="P2"/>
      <text:p text:style-name="P2"/>
      <text:p text:style-name="P2">Variable d’environnement:</text:p>
      <text:p text:style-name="P2"/>
      <text:p text:style-name="P2"/>
      <text:p text:style-name="P2"/>
      <text:p text:style-name="P2"/>
      <text:p text:style-name="P2">Fonctions native: <text:s/></text:p>
      <text:p text:style-name="P2"/>
      <text:p text:style-name="P2"/>
      <text:p text:style-name="P2"/>
      <text:p text:style-name="P2"/>
      <text:p text:style-name="P2"/>
      <text:p text:style-name="P2">Méthodes d’une classe: </text:p>
      <text:list xml:id="list74502235" text:style-name="L1">
        <text:list-item>
          <text:p text:style-name="P41">Elle ne sont pas limité en arguments </text:p>
        </text:list-item>
        <text:list-item>
          <text:p text:style-name="P41">Il en existe 3 types :</text:p>
          <text:list>
            <text:list-item>
              <text:p text:style-name="P41">void</text:p>
            </text:list-item>
            <text:list-item>
              <text:p text:style-name="P41">type primitif (double,int,….)</text:p>
            </text:list-item>
            <text:list-item>
              <text:p text:style-name="P41">retourne des objets</text:p>
            </text:list-item>
          </text:list>
        </text:list-item>
      </text:list>
      <text:p text:style-name="P4"/>
      <text:p text:style-name="P4">Public, Privée <text:span text:style-name="T38">et protected</text:span>:</text:p>
      <text:p text:style-name="P4"/>
      <text:p text:style-name="P4"/>
      <text:p text:style-name="P4">Méthodes:</text:p>
      <text:p text:style-name="P4"/>
      <text:p text:style-name="P4"><text:span text:style-name="T2">En programmation, la portée détermine </text:span><text:span text:style-name="Emphasis"><text:span text:style-name="T16">qui</text:span></text:span><text:span text:style-name="T5"> </text:span><text:span text:style-name="T2">peut faire appel à une classe, une méthode ou une variable. Vous avez déjà rencontré la portée</text:span><text:span text:style-name="Source_20_Text"><text:span text:style-name="T6">public</text:span></text:span><text:span text:style-name="T2">: cela signifie que tout le monde peut faire appel à l'élément. Ici dans le cas qui nous intéresse il s'agit d'une méthode. Une méthode marquée comme</text:span><text:span text:style-name="Source_20_Text"><text:span text:style-name="T6">public</text:span></text:span><text:span text:style-name="T2">peut donc être appelée depuis n'importe quel endroit du programme.</text:span></text:p>
      <text:p text:style-name="P22"/>
      <text:p text:style-name="P4"><text:span text:style-name="T2">Nous allons ici utiliser une autre portée :</text:span><text:span text:style-name="Source_20_Text"><text:span text:style-name="T6">private</text:span></text:span><text:span text:style-name="T2">. Elle signifie que notre méthode ne pourra être appelée que depuis l'intérieur de la classe dans laquelle elle se trouve ! Les méthodes déclarées</text:span><text:span text:style-name="Source_20_Text"><text:span text:style-name="T6">private</text:span></text:span><text:span text:style-name="T2">correspondent souvent à des mécanismes internes à une classe que les développeurs souhaitent « cacher » ou simplement ne pas rendre accessibles de l'extérieur de la classe…</text:span></text:p>
      <text:p text:style-name="P22"/>
      <text:p text:style-name="P22">Variables:</text:p>
      <text:p text:style-name="P25"><text:bookmark text:name="r-2181014"/><text:span text:style-name="T2">Il en va de même pour les variables. Nous allons voir que nous pouvons protéger des variables grâce au mot clé</text:span><text:span text:style-name="Source_20_Text"><text:span text:style-name="T6">private</text:span></text:span><text:span text:style-name="T2">. Le principe sera le même que pour les méthodes. Ces variables ne seront alors accessibles que dans la classe où elles seront nées…</text:span></text:p>
      <text:p text:style-name="P26">P<text:span text:style-name="T1">our accéder a des variables privées on utilise des accesseurs et mutateurs. Si elles sont privées on ne pourras pas ecrire par exemple: <text:s/></text:span></text:p>
      <text:p text:style-name="P27">Maclasse A = new Maclasse(nomA);</text:p>
      <text:p text:style-name="P27">A.nomA (impossible car nomA est «privée» </text:p>
      <text:p text:style-name="P29"><text:soft-page-break/>Public elles seront accessible partout.</text:p>
      <text:p text:style-name="P29"/>
      <text:p text:style-name="P30"><text:span text:style-name="T38">Protected, </text:span><text:span text:style-name="T2">peuvent être utilisées dans une classe héritée</text:span></text:p>
      <text:p text:style-name="P26"><text:span text:style-name="T26"><text:s/></text:span><text:line-break/></text:p>
      <text:p text:style-name="P4"/>
      <text:p text:style-name="P4"/>
      <text:p text:style-name="P4"/>
      <text:p text:style-name="P4"/>
      <text:p text:style-name="P4">Surcharge de méthodes: <text:s/></text:p>
      <text:p text:style-name="P4"/>
      <text:p text:style-name="P5">Pour Java, une méthode n'est pas caractérisée par son nom (comme on pourrait le penser) mais par sa signature. En particulier, deux méthodes ayant le même nom mais une liste des types des paramètres différentes sont bien deux méthodes différentes aux yeux de Java. On parle de surcharge ou surdéfinition dans ce cas, mais en fait c'est un peu trompeur car on a tout simplement deux méthodes distinctes un point c'est tout.</text:p>
      <text:p text:style-name="P5"/>
      <text:p text:style-name="P8">Différents types de variables dans une classe:</text:p>
      <text:p text:style-name="P8"/>
      <text:list xml:id="list3774755080" text:style-name="L2">
        <text:list-item>
          <text:p text:style-name="P49"><text:bookmark text:name="r-2181029"/><text:bookmark text:name="r-2181028"/><text:bookmark text:name="r-2181034"/><text:span text:style-name="T8">Les variables d'instance : ce sont elles qui définiront les caractéristiques de notre objet. </text:span><text:span text:style-name="T9">( Ex: nomChien, ageChien) Elles sont propres à l’objet.</text:span></text:p>
          <text:p text:style-name="P50"/>
        </text:list-item>
        <text:list-item>
          <text:p text:style-name="P53"><text:bookmark text:name="r-2181030"/><text:bookmark text:name="r-2181031"/><text:span text:style-name="T7">Les variables de classe : celles-ci sont communes à toutes les instances de votre classe. </text:span><text:span text:style-name="T9">Elles sont propres à l’objet. (Ex: nbInstance d’une classe). </text:span><text:span text:style-name="T10">Elles sont </text:span><text:span text:style-name="T11">Static</text:span></text:p>
          <text:p text:style-name="P45"><text:span text:style-name="T12">ex : </text:span><text:span text:style-name="T14">public</text:span><text:span text:style-name="T30"> </text:span><text:span text:style-name="T27">static</text:span><text:span text:style-name="T30"> </text:span><text:span text:style-name="T27">int</text:span><text:span text:style-name="T30"> </text:span><text:span text:style-name="T33">nbVille</text:span><text:span text:style-name="T30"> = 0;</text:span></text:p>
          <text:p text:style-name="P54"><text:span text:style-name="T9">Q</text:span><text:span text:style-name="T7">u’elle soit public ou privée c’est pareil.</text:span></text:p>
        </text:list-item>
      </text:list>
      <text:p text:style-name="P33"/>
      <text:list xml:id="list110041171747520" text:continue-numbering="true" text:style-name="L2">
        <text:list-item>
          <text:p text:style-name="P55"><text:bookmark text:name="r-2181032"/><text:bookmark text:name="r-2181033"/>Les variables locales : ce sont des variables que nous utiliserons pour travailler dans notre objet.</text:p>
        </text:list-item>
      </text:list>
      <text:p text:style-name="P34"/>
      <text:p text:style-name="P34"/>
      <text:p text:style-name="P34"/>
      <text:p text:style-name="P9">Différents type de méthodes dans une classe:</text:p>
      <text:p text:style-name="P9"/>
      <text:list xml:id="list3897099248" text:style-name="L3">
        <text:list-item>
          <text:p text:style-name="P51"><text:bookmark text:name="r-2181076"/><text:bookmark text:name="r-2181075"/><text:bookmark text:name="r-2181081"/>les constructeurs -&gt; méthodes servant à créer des objets ;</text:p>
        </text:list-item>
        <text:list-item>
          <text:p text:style-name="P56"><text:bookmark text:name="r-2181077"/><text:bookmark text:name="r-2181078"/>les accesseurs -&gt; méthodes servant à accéder aux données des objets ;</text:p>
        </text:list-item>
        <text:list-item>
          <text:p text:style-name="P56"><text:bookmark text:name="r-2181079"/><text:bookmark text:name="r-2181080"/>les méthodes d'instance → méthodes servant à la gestion des objets.</text:p>
        </text:list-item>
      </text:list>
      <text:p text:style-name="P34"/>
      <text:p text:style-name="P34"/>
      <text:p text:style-name="P34"/>
      <text:p text:style-name="P34"/>
      <text:p text:style-name="P34"/>
      <text:p text:style-name="P34"/>
      <text:p text:style-name="P34"><text:soft-page-break/></text:p>
      <text:p text:style-name="P34"/>
      <text:p text:style-name="P34"/>
      <text:p text:style-name="P34"/>
      <text:p text:style-name="P34">/////</text:p>
      <text:p text:style-name="P9"><text:span text:style-name="T36">Donc, les niveaux d'accès, par ordre croissant, des variables d'instance et des méthodes. (donc au niveau de visibilité de la classe)</text:span><text:line-break/><text:line-break/><text:span text:style-name="T36">private: accès uniquement à l'intérieur de la classe, mais pas de ses classes filles.</text:span><text:line-break/><text:line-break/><text:span text:style-name="T36">protected : l'élement est accessible uniquement à l'intérieur de la classe et de ses filles (heritiers). On dit aussi "friendly" je crois, et il me semble que c'est le niveau par défaut si on ne précise pas.</text:span><text:line-break/><text:line-break/><text:span text:style-name="T36">public: accessible de partout sans restriction.</text:span><text:line-break/><text:line-break/><text:span text:style-name="T36">static: public et unique pour toute la classe (on peut dire "global" à l'application) même non instanciée.</text:span></text:p>
      <text:p text:style-name="P23"/>
      <text:p text:style-name="P23">/////</text:p>
      <text:p text:style-name="P8"><text:s/></text:p>
      <text:p text:style-name="P8"/>
      <text:p text:style-name="P8"/>
      <text:p text:style-name="P8"/>
      <text:p text:style-name="P10">Encapsulation: </text:p>
      <text:p text:style-name="P10"/>
      <text:p text:style-name="P11">En fait, lorsqu'on procède de la sorte, on s'assure que le fonctionnement interne à l'objet est intègre, car toute modification d'une donnée de l'objet est maîtrisée. Nous avons développé des méthodes qui s'assurent qu'on ne modifie pas n'importe comment les variables.</text:p>
      <text:p text:style-name="P11"/>
      <text:p text:style-name="P11">Il est recommandé de déclarer ses variables d'instance<text:span text:style-name="Source_20_Text"><text:span text:style-name="T18">private</text:span></text:span>, pour les protéger d'une mauvaise utilisation par le programmeur.</text:p>
      <text:p text:style-name="P7"/>
      <text:p text:style-name="P12">On crée des accesseurs et mutateurs (méthodes getters et setters) pour permettre une modification sûre des variables d'instance.</text:p>
      <text:p text:style-name="P6"/>
      <text:p text:style-name="P12">Si vous vous demandez l'utilité de tout cela, dites-vous que vous ne serez peut-être pas seuls à développer vos logiciels, et que les personnes utilisant vos classes n'ont pas à savoir ce qu'il s'y passe : seules les fonctionnalités qui leurs sont offertes comptent.</text:p>
      <text:p text:style-name="P12"/>
      <text:p text:style-name="P12"><text:span text:style-name="T37">M</text:span>ais gardez à l'esprit que certaines choses vous seront volontairement inaccessibles, pour éviter que vous ne « cassiez » quelque chose.</text:p>
      <text:p text:style-name="P12"/>
      <text:p text:style-name="P12"/>
      <text:p text:style-name="P12"/>
      <text:p text:style-name="P13">Héritage:</text:p>
      <text:p text:style-name="P13"/>
      <text:p text:style-name="P14">En java une classe ne peut hérité que d’une seul et unique classe.</text:p>
      <text:p text:style-name="P14"/>
      <text:p text:style-name="P14"><text:span text:style-name="Source_20_Text"><text:span text:style-name="T18">super()</text:span></text:span>appelle le constructeur par défaut de l'objet<text:span text:style-name="Source_20_Text"><text:span text:style-name="T18">Ville</text:span></text:span>dans le constructeur de<text:span text:style-name="Source_20_Text"><text:span text:style-name="T18">Capitale</text:span></text:span> .</text:p>
      <text:p text:style-name="P14"/>
      <text:p text:style-name="P15"><text:soft-page-break/>On peut aussi l’utiliser pour réutiliser des méthodes de la Classe Mère:</text:p>
      <text:p text:style-name="P15"/>
      <text:p text:style-name="P15"><text:span text:style-name="T28">super</text:span><text:span text:style-name="T41">.toString() + </text:span><text:span text:style-name="T39">"Et possède le monument suivant"</text:span><text:span text:style-name="T41"> + </text:span><text:span text:style-name="T28">this</text:span><text:span text:style-name="T41">.</text:span><text:span text:style-name="T35">pNomMonument</text:span><text:span text:style-name="T41">;</text:span></text:p>
      <text:p text:style-name="P13"/>
      <text:p text:style-name="P13"/>
      <text:p text:style-name="P13">Dans le constructeur d'initialisation de notre<text:span text:style-name="Source_20_Text"><text:span text:style-name="T18">Capitale</text:span></text:span>, vous remarquez la présence de<text:span text:style-name="Source_20_Text"><text:span text:style-name="T18">super(</text:span></text:span><text:span text:style-name="Source_20_Text"><text:span text:style-name="T19">nom, hab, pays</text:span></text:span><text:span text:style-name="Source_20_Text"><text:span text:style-name="T18">);</text:span></text:span>. Cette ligne de code joue le même rôle que celui que nous avons précédemment vu avec le constructeur par défaut. Sauf qu'ici, le constructeur auquel<text:span text:style-name="Source_20_Text"><text:span text:style-name="T18">super</text:span></text:span>fait référence prend trois paramètres : ainsi,<text:span text:style-name="Source_20_Text"><text:span text:style-name="T18">super</text:span></text:span>doit prendre ces paramètres. Si vous ne lui mettez aucun paramètre,<text:span text:style-name="Source_20_Text"><text:span text:style-name="T18">super()</text:span></text:span>renverra le constructeur par défaut de la classe<text:span text:style-name="Source_20_Text"><text:span text:style-name="T18">Ville</text:span></text:span>.</text:p>
      <text:p text:style-name="P13"/>
      <text:p text:style-name="P13"/>
      <text:p text:style-name="P15">Capitale cap = new Capitale(<text:span text:style-name="T43">"Paris", 654987, "France"</text:span>, "la tour Eiffel");</text:p>
      <text:p text:style-name="P15"/>
      <text:p text:style-name="P15"/>
      <text:p text:style-name="P15"/>
      <text:p text:style-name="P15"/>
      <text:p text:style-name="P15"/>
      <text:p text:style-name="P15"/>
      <text:p text:style-name="P15">Le polymorphisme:</text:p>
      <text:p text:style-name="P15"/>
      <text:p text:style-name="P15">Pour faire court, nous pouvons le définir en disant qu'il permet de manipuler des objets sans vraiment connaître leur type.</text:p>
      <text:p text:style-name="P15">Vous aurez sans doute remarqué que je n'utilise que des objets<text:span text:style-name="Source_20_Text"><text:span text:style-name="T18">Ville</text:span></text:span>dans ma boucle : on appelle ceci la <text:span text:style-name="Strong_20_Emphasis">covariance des variables </text:span>! Cela signifie qu'une variable objet peut contenir un objet qui hérite du type de cette variable. Dans notre cas, un objet de type<text:span text:style-name="Source_20_Text"><text:span text:style-name="T18">Ville</text:span></text:span>peut contenir un objet de type<text:span text:style-name="Source_20_Text"><text:span text:style-name="T18">Capitale</text:span></text:span>. Dans ce cas, on dit que<text:span text:style-name="Source_20_Text"><text:span text:style-name="T18">Ville</text:span></text:span>est la <text:span text:style-name="Strong_20_Emphasis">superclasse </text:span>de<text:span text:style-name="Source_20_Text"><text:span text:style-name="T18">Capitale</text:span></text:span>. La covariance est efficace dans le cas où la classe héritant redéfinit certaines méthodes de sa superclasse.</text:p>
      <text:p text:style-name="P15"/>
      <text:p text:style-name="P15"><text:span text:style-name="T29">public</text:span><text:span text:style-name="T42"> </text:span><text:span text:style-name="T29">static</text:span><text:span text:style-name="T42"> </text:span><text:span text:style-name="T29">void</text:span><text:span text:style-name="T42"> testPoly(Ville </text:span><text:span text:style-name="T44">ville</text:span><text:span text:style-name="T42">) {</text:span></text:p>
      <text:p text:style-name="P35"><text:span text:style-name="T31"><text:tab/><text:tab/>System.</text:span><text:span text:style-name="T34">out</text:span><text:span text:style-name="T31">.println(</text:span><text:span text:style-name="T44">ville</text:span><text:span text:style-name="T31">.toString());</text:span></text:p>
      <text:p text:style-name="P37"><text:tab/>}</text:p>
      <text:p text:style-name="P15"/>
      <text:p text:style-name="P16">Avec une ville on aura la fonction toString() de base mais avec une Capitale on aura la fonction toString() de la calsse Capitale.</text:p>
      <text:p text:style-name="P16"/>
      <text:p text:style-name="P16"/>
      <text:p text:style-name="P16">Attention : si vous ne redéfinissez pas ou ne «polymorphez» pas la méthode d'une classe mère dans une classe fille (exemple de<text:span text:style-name="Source_20_Text"><text:span text:style-name="T18">toString()</text:span></text:span>), à l'appel de celle-ci avec un objet fille, c'est la méthode de la classe mère qui sera invoquée !</text:p>
      <text:p text:style-name="P16"><text:s/></text:p>
      <text:p text:style-name="P28"><text:bookmark text:name="r-2181241"/>Il y a deux autres méthodes qui sont très souvent redéfinies :</text:p>
      <text:list xml:id="list1068580078" text:style-name="L4">
        <text:list-item>
          <text:p text:style-name="P57"><text:bookmark text:name="r-2181246"/><text:bookmark text:name="r-2181243"/><text:bookmark text:name="r-2181242"/><text:span text:style-name="Source_20_Text"><text:span text:style-name="T13">public boolean equals(Object o)</text:span></text:span><text:span text:style-name="T7">, qui permet de vérifier si un objet est égal à un autre ;</text:span></text:p>
        </text:list-item>
        <text:list-item>
          <text:p text:style-name="P57"><text:bookmark text:name="r-2181245"/><text:bookmark text:name="r-2181244"/><text:span text:style-name="Source_20_Text"><text:span text:style-name="T13">public int hashCode()</text:span></text:span><text:span text:style-name="T7">, qui attribue un code de hashage à un objet. En gros, elle donne un identifiant à un objet. Notez que cet identifiant sert plus à catégoriser votre objet qu'à l'identifier formellement.</text:span></text:p>
        </text:list-item>
      </text:list>
      <text:p text:style-name="P31"><text:soft-page-break/><text:line-break/></text:p>
      <text:p text:style-name="P32">Type méthode Final:</text:p>
      <text:p text:style-name="P31"><text:bookmark text:name="r-2181251"/>Il existe encore un type de méthodes dont je ne vous ai pas encore parlé : le type<text:span text:style-name="Source_20_Text"><text:span text:style-name="T18">final</text:span></text:span>. Une méthode signée<text:span text:style-name="Source_20_Text"><text:span text:style-name="T18">final</text:span></text:span>est figée, vous ne pourrez <text:span text:style-name="Emphasis">jamais</text:span> la redéfinir (la méthode<text:span text:style-name="Source_20_Text"><text:span text:style-name="T18">getClass()</text:span></text:span>de la classe<text:span text:style-name="Source_20_Text"><text:span text:style-name="T18">Object</text:span></text:span>est un exemple de ce type de méthode : vous ne pourrez pas la redéfinir).</text:p>
      <text:p text:style-name="P39"><text:bookmark text:name="r-2181252"/></text:p>
      <text:p text:style-name="Text_20_body">T<text:span text:style-name="T45">ype Classe Final:</text:span></text:p>
      <text:p text:style-name="P16">Il existe aussi des classes déclarées<text:span text:style-name="Source_20_Text"><text:span text:style-name="T18">final</text:span></text:span>. Vous avez compris que ces classes sont immuables. Et vous ne pouvez donc pas faire hériter un objet d'une classe déclarée<text:span text:style-name="Source_20_Text"><text:span text:style-name="T18">final</text:span></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7"><text:span text:style-name="Source_20_Text"><text:span text:style-name="T20"/></text:span></text:p>
      <text:p text:style-name="P16"><text:span text:style-name="Source_20_Text"><text:span text:style-name="T20"/></text:span></text:p>
      <text:p text:style-name="P24"><text:span text:style-name="Source_20_Text"><text:span text:style-name="T48">Classe abstraite:</text:span></text:span></text:p>
      <text:p text:style-name="P24"><text:span text:style-name="Source_20_Text"/></text:p>
      <text:p text:style-name="P24"><text:span text:style-name="Source_20_Text"/></text:p>
      <text:p text:style-name="P24"><text:span text:style-name="Source_20_Text"><text:span text:style-name="T2">elle a tout de même une particularité : </text:span></text:span><text:span text:style-name="Source_20_Text"><text:span text:style-name="Emphasis"><text:span text:style-name="T16">vous ne pouvez pas l'instancier.</text:span></text:span></text:span></text:p>
      <text:p text:style-name="P24"><text:span text:style-name="Emphasis"><text:span text:style-name="T2">Et qui dit points communs dit </text:span></text:span><text:span text:style-name="Emphasis"><text:span text:style-name="T16">héritage.</text:span></text:span></text:p>
      <text:p text:style-name="P24"><text:span text:style-name="Emphasis"><text:span text:style-name="T16"/></text:span></text:p>
      <text:p text:style-name="P24"><text:span text:style-name="Emphasis"><text:span text:style-name="T2">C'est là qu'entrent en jeu nos classes abstraites. En fait, ces classes servent à définir une </text:span></text:span><text:span text:style-name="Emphasis"><text:span text:style-name="T16">superclasse</text:span></text:span><text:span text:style-name="Emphasis"><text:span text:style-name="T2">: par là, vous pouvez comprendre qu'elles servent essentiellement à créer un nouveau type d'objets.</text:span></text:span></text:p>
      <text:p text:style-name="P24"><text:span text:style-name="Emphasis"><text:span text:style-name="T2"/></text:span></text:p>
      <text:p text:style-name="P24"><text:span text:style-name="Emphasis"><text:span text:style-name="T2">Cependant, ce type de classe permet de définir des méthodes abstraites qui présentent une particulari</text:span></text:span><text:span text:style-name="Emphasis"><text:span text:style-name="T3">té</text:span></text:span><text:span text:style-name="Emphasis"><text:span text:style-name="T2">: elle n'ont pas de corps</text:span></text:span></text:p>
      <text:p text:style-name="P24"><text:span text:style-name="Source_20_Text"/></text:p>
      <text:p text:style-name="P24"><text:span text:style-name="Source_20_Text"/></text:p>
      <text:p text:style-name="P24"><text:span text:style-name="Source_20_Text"><text:span text:style-name="T48">abstract class Animal{</text:span></text:span></text:p>
      <text:p text:style-name="P24"><text:span text:style-name="Source_20_Text"><text:span text:style-name="T48"><text:s text:c="2"/>abstract void manger(); //Une méthode abstraite</text:span></text:span></text:p>
      <text:p text:style-name="P24"><text:span text:style-name="Source_20_Text"><text:span text:style-name="T48">}</text:span></text:span></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16"><text:soft-page-break/><text:span text:style-name="Source_20_Text"><text:span text:style-name="T17">Il faut que vous sachiez qu'une méthode abstraite ne peut exister que dans une classe abstraite. Si, dans une classe, vous avez une méthode déclarée abstraite, vous devez déclarer cette classe comme étant abstraite.</text:span></text:span></text:p>
      <text:p text:style-name="P16"><text:span text:style-name="Source_20_Text"><text:span text:style-name="T18"/></text:span></text:p>
      <text:p text:style-name="P16"><text:span text:style-name="Source_20_Text"><text:span text:style-name="T17">Et je maintiens mes dires : nous n'avons pas instancié notre classe abstraite. Nous avons instancié un objet </text:span></text:span><text:span text:style-name="Source_20_Text"><text:span text:style-name="T18">Loup </text:span></text:span><text:span text:style-name="Source_20_Text"><text:span text:style-name="T17">que nous avons mis dans un objet de type </text:span></text:span><text:span text:style-name="Source_20_Text"><text:span text:style-name="T18">Animal </text:span></text:span><text:span text:style-name="Source_20_Text"><text:span text:style-name="T17">(il en va de même pour l'instanciation de la classe </text:span></text:span><text:span text:style-name="Source_20_Text"><text:span text:style-name="T18">Chien</text:span></text:span><text:span text:style-name="Source_20_Text"><text:span text:style-name="T17">). Vous devez vous rappeler que l'instance se crée avec le mot clé </text:span></text:span><text:span text:style-name="Source_20_Text"><text:span text:style-name="T18">new</text:span></text:span><text:span text:style-name="Source_20_Text"><text:span text:style-name="T17">. En aucun cas, le fait de déclarer une variable d'un type de classe donné – ici, </text:span></text:span><text:span text:style-name="Source_20_Text"><text:span text:style-name="T18">Animal – </text:span></text:span><text:span text:style-name="Source_20_Text"><text:span text:style-name="T17">n'est une instanciation ! Ici, nous instancions un </text:span></text:span><text:span text:style-name="Source_20_Text"><text:span text:style-name="T18">Loup </text:span></text:span><text:span text:style-name="Source_20_Text"><text:span text:style-name="T17">et un </text:span></text:span><text:span text:style-name="Source_20_Text"><text:span text:style-name="T18">Chien</text:span></text:span><text:span text:style-name="Source_20_Text"><text:span text:style-name="T17">.</text:span></text:span></text:p>
      <text:p text:style-name="P16"><text:span text:style-name="Source_20_Text"><text:span text:style-name="T18"/></text:span></text:p>
      <text:p text:style-name="P18"><text:span text:style-name="Source_20_Text"><text:span text:style-name="T21">Animal loup = new Loup();</text:span></text:span></text:p>
      <text:p text:style-name="P18"><text:span text:style-name="Source_20_Text"><text:span text:style-name="T21"><text:s text:c="4"/>Animal chien = new Chien();</text:span></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7">transtypage </text:span></text:span><text:span text:style-name="Source_20_Text"><text:span text:style-name="T18">:</text:span></text:span></text:p>
      <text:p text:style-name="P16"><text:span text:style-name="Source_20_Text"><text:span text:style-name="T18"/></text:span></text:p>
      <text:p text:style-name="P19"><text:span text:style-name="Source_20_Text"><text:span text:style-name="T22">public static void main(String[] args){</text:span></text:span></text:p>
      <text:p text:style-name="P19"><text:span text:style-name="Source_20_Text"><text:span text:style-name="T22"><text:s text:c="2"/>Object obj = new Loup();</text:span></text:span></text:p>
      <text:p text:style-name="P19"><text:span text:style-name="Source_20_Text"><text:span text:style-name="T22"><text:s text:c="2"/>Loup l = (Loup)obj;</text:span></text:span></text:p>
      <text:p text:style-name="P19"><text:span text:style-name="Source_20_Text"><text:span text:style-name="T22"><text:s text:c="2"/>//Vous prévenez la JVM que la référence que vous passez est de type Loup.</text:span></text:span></text:p>
      <text:p text:style-name="P19"><text:span text:style-name="Source_20_Text"><text:span text:style-name="T22">}</text:span></text:span></text:p>
      <text:p text:style-name="P16"><text:span text:style-name="Source_20_Text"><text:span text:style-name="T18"/></text:span></text:p>
      <text:p text:style-name="P16"><text:span text:style-name="Source_20_Text"><text:span text:style-name="T18"/></text:span></text:p>
      <text:p text:style-name="P21"><text:span text:style-name="Source_20_Text"><text:span text:style-name="T24">Interface :</text:span></text:span></text:p>
      <text:p text:style-name="P16"><text:span text:style-name="Source_20_Text"><text:span text:style-name="T18"/></text:span></text:p>
      <text:p text:style-name="P16"><text:span text:style-name="Source_20_Text"><text:span text:style-name="T49"><text:tab/>Animal </text:span></text:span><text:span text:style-name="T44">loup</text:span><text:span text:style-name="T42"> = </text:span><text:span text:style-name="T29">new</text:span><text:span text:style-name="T42"> Loup(</text:span><text:span text:style-name="T40">"Ok"</text:span><text:span text:style-name="T42">);</text:span></text:p>
      <text:p text:style-name="P38"/>
      <text:p text:style-name="P37"><text:tab/><text:tab/></text:p>
      <text:p text:style-name="P35"><text:span text:style-name="T31"><text:tab/><text:tab/>Test </text:span><text:span text:style-name="T44">test</text:span><text:span text:style-name="T31"> = </text:span><text:span text:style-name="T29">new</text:span><text:span text:style-name="T31"> Loup()</text:span><text:span text:style-name="T32">)</text:span><text:span text:style-name="T31">;</text:span></text:p>
      <text:p text:style-name="P37"><text:tab/><text:tab/></text:p>
      <text:p text:style-name="P37"><text:tab/><text:tab/></text:p>
      <text:p text:style-name="P36"><text:span text:style-name="T31"><text:tab/><text:tab/>System.</text:span><text:span text:style-name="T34">out</text:span><text:span text:style-name="T31">.println(</text:span><text:span text:style-name="T44">test</text:span><text:span text:style-name="T31">.faireLeBeau());</text:span></text:p>
      <text:p text:style-name="P47"/>
      <text:p text:style-name="P48">test une une interface de Loup</text:p>
      <text:p text:style-name="P42"/>
      <text:p text:style-name="P43">On pourras ainsi voir le contenue de base de l’interface dans la classe loup avec cette méthode</text:p>
      <text:p text:style-name="P16"><text:span text:style-name="Source_20_Text"><text:span text:style-name="T18"/></text:span></text:p>
      <text:p text:style-name="P28"><text:bookmark text:name="r-2181722"/><text:span text:style-name="Source_20_Text"><text:span text:style-name="T17">Le pattern strategy est basé sur ce principe simple. Bon, vous avez compris que le pattern strategy consiste à créer des objets avec des données, des méthodes (voire les deux) : c'est justement ce qui change dans votre programme !</text:span></text:span></text:p>
      <text:p text:style-name="P40"><text:bookmark text:name="r-2181723"/>Le principe de base de ce pattern est le suivant : « isolez ce qui varie dans votre programme et encapsulez-le ! »</text:p>
      <text:p text:style-name="P16"><text:soft-page-break/><text:span text:style-name="Source_20_Text"><text:span text:style-name="T17">Là, je vous arrête un moment : vous venez de fournir la solution. Vous avez dit : « ce qui serait vraiment grandiose, ce serait d'avoir la possibilité de ne modifier que les comportements et non les objets qui ont ces comportements ».</text:span></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7">Préférez encapsuler des comportements plutôt que de les mettre d'office dans l'objet concerné</text:span></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9"><text:span text:style-name="Source_20_Text"><text:span text:style-name="T22">Réference =</text:span></text:span></text:p>
      <text:p text:style-name="P19"><text:span text:style-name="Source_20_Text"><text:span text:style-name="T22"/></text:span></text:p>
      <text:p text:style-name="P19"><text:span text:style-name="Source_20_Text"><text:span text:style-name="T22"/></text:span></text:p>
      <text:p text:style-name="P19"><text:span text:style-name="Source_20_Text"><text:span text:style-name="T22">Loup a = new loup() ;</text:span></text:span></text:p>
      <text:p text:style-name="P19"><text:span text:style-name="Source_20_Text"><text:span text:style-name="T22">Loup b = new loup() ;</text:span></text:span></text:p>
      <text:p text:style-name="P19"><text:span text:style-name="Source_20_Text"><text:span text:style-name="T22"/></text:span></text:p>
      <text:p text:style-name="P19"><text:span text:style-name="Source_20_Text"><text:span text:style-name="T22">a = b ;</text:span></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20"><text:span text:style-name="Source_20_Text"><text:span text:style-name="T23">http://imss-www.upmf-grenoble.fr/prevert/Prog/Java/CoursJava/classes1.html</text:span></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46">////</text:span></text:span></text:p>
      <text:p text:style-name="P16"><text:span text:style-name="Source_20_Text"><text:span text:style-name="T46"/></text:span></text:p>
      <text:p text:style-name="P16"><text:span text:style-name="Source_20_Text"><text:span text:style-name="T46"/></text:span></text:p>
      <text:p text:style-name="P16"><text:span text:style-name="Source_20_Text"><text:span text:style-name="T47">Le mot-clé final attribué à une variable permet d'empêcher sa modification. En revanche, si cette variable est un objet, sache que l'on peut modifier ses données internes. Typiquement si tu déclares un tableau final, tu ne pourras le remplacer par un autre tableau, mais bel et bien modifier ses données.</text:span></text:span><text:span text:style-name="Source_20_Text"><text:span text:style-name="T46"><text:line-break/><text:line-break/></text:span></text:span><text:soft-page-break/><text:span text:style-name="Source_20_Text"><text:span text:style-name="T47">Si tu appliques final sur une méthode, celle-ci ne peut être redéfinie dans une classe fille.</text:span></text:span><text:span text:style-name="Source_20_Text"><text:span text:style-name="T46"><text:line-break/></text:span></text:span><text:span text:style-name="Source_20_Text"><text:span text:style-name="T47">Si tu appliques final sur une classe, elle ne peut être dérivée. </text:span></text:span><text:span text:style-name="Source_20_Text"><text:span text:style-name="T46"><text:line-break/><text:line-break/></text:span></text:span><text:span text:style-name="Source_20_Text"><text:span text:style-name="T47">static permet d'instancier l'objet directement, sans prendre en compte la classe l'encapsulant. Une classe contenant une variable static final n'a pas besoin d'être instanciée pour obtenir la référence vers la constante.</text:span></text:span></text:p>
      <text:p text:style-name="P16"><text:span text:style-name="Source_20_Text"><text:span text:style-name="T47"/></text:span></text:p>
      <text:p text:style-name="P16"><text:span text:style-name="Source_20_Text"><text:span text:style-name="T47"/></text:span></text:p>
      <text:p text:style-name="P16"><text:span text:style-name="Source_20_Text"><text:span text:style-name="T47">/////</text:span></text:span></text:p>
      <text:p text:style-name="P16"><text:span text:style-name="Source_20_Text"><text:span text:style-name="T20"/></text:span></text:p>
      <text:p text:style-name="P16"><text:span text:style-name="Source_20_Text"><text:span text:style-name="T20"/></text:span></text:p>
      <text:p text:style-name="P16"><text:span text:style-name="Source_20_Text"><text:span text:style-name="T20"/></text:span></text:p>
      <text:p text:style-name="P16"><text:span text:style-name="Source_20_Text"><text:span text:style-name="T20"/></text:span></text:p>
      <text:p text:style-name="P16"><text:span text:style-name="Source_20_Text"><text:span text:style-name="T20"/></text:span></text:p>
      <text:p text:style-name="P17"><text:span text:style-name="Source_20_Text"><text:span text:style-name="T20"/></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oft-page-break/><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44"><text:span text:style-name="Source_20_Text"><text:span text:style-name="T25"/></text:span></text:p>
      <text:p text:style-name="P60"><text:span text:style-name="Source_20_Text"><text:span text:style-name="T50">Package :</text:span></text:span></text:p>
      <text:p text:style-name="P60"><text:span text:style-name="Source_20_Text"/></text:p>
      <text:p text:style-name="P52"><text:bookmark text:name="r-2181400"/><text:span text:style-name="Source_20_Text"><text:span text:style-name="T4">Il existe aussi une convention de nommage pour les packages :</text:span></text:span></text:p>
      <text:list xml:id="list4095048975" text:style-name="L5">
        <text:list-item>
          <text:p text:style-name="P59"><text:bookmark text:name="r-2181409"/><text:bookmark text:name="r-2181402"/><text:bookmark text:name="r-2181401"/>ceux-ci doivent être écrits entièrement en minuscules ;</text:p>
        </text:list-item>
        <text:list-item>
          <text:p text:style-name="P59"><text:bookmark text:name="r-2181404"/><text:bookmark text:name="r-2181403"/>les caractères autorisés sont alphanumériques (de a à z, de 0 à 9) et peuvent contenir des points (.) ;</text:p>
        </text:list-item>
        <text:list-item>
          <text:p text:style-name="P58"><text:bookmark text:name="r-2181406"/><text:bookmark text:name="r-2181405"/><text:span text:style-name="T7">tout package doit commencer par </text:span><text:span text:style-name="Emphasis"><text:span text:style-name="T7">com</text:span></text:span><text:span text:style-name="T7">, </text:span><text:span text:style-name="Emphasis"><text:span text:style-name="T7">edu</text:span></text:span><text:span text:style-name="T7">, </text:span><text:span text:style-name="Emphasis"><text:span text:style-name="T7">gov</text:span></text:span><text:span text:style-name="T7">, </text:span><text:span text:style-name="Emphasis"><text:span text:style-name="T7">mil</text:span></text:span><text:span text:style-name="T7">, </text:span><text:span text:style-name="Emphasis"><text:span text:style-name="T7">net</text:span></text:span><text:span text:style-name="T7">, </text:span><text:span text:style-name="Emphasis"><text:span text:style-name="T7">org</text:span></text:span><text:span text:style-name="T7"> ou les deux lettres identifiant un pays (ISO Standard 3166, 1981) ; « fr » correspond à la France, « en » correspond à l'Angleterre (pour England)etc.</text:span></text:p>
        </text:list-item>
        <text:list-item>
          <text:p text:style-name="P58"><text:bookmark text:name="r-2181408"/><text:bookmark text:name="r-2181407"/><text:span text:style-name="T7">aucun mot clé Java ne doit être présent dans le nom, sauf si vous le faites suivre d'un underscore (« _ »), comme ceci : </text:span><text:span text:style-name="Source_20_Text"><text:span text:style-name="T13">com.sdz.package_</text:span></text:span><text:span text:style-name="T7">.</text:span></text:p>
        </text:list-item>
      </text:list>
      <text:p text:style-name="P60"><text:span text:style-name="Source_20_Text"/></text:p>
      <text:p text:style-name="P60"><text:span text:style-name="Source_20_Text"><text:span text:style-name="T5"> </text:span></text:span><text:span text:style-name="Source_20_Text"><text:span text:style-name="T2">En fait, une classe déclarée avec le mot clé </text:span></text:span><text:span text:style-name="Source_20_Text"><text:span text:style-name="T6">public</text:span></text:span><text:span text:style-name="Source_20_Text"><text:span text:style-name="T2">sera visible même à l'extérieur de son package, les autres ne seront accessibles que depuis l'intérieur du package : on dit que leur portée est </text:span></text:span><text:span text:style-name="Source_20_Text"><text:span text:style-name="T6">default</text:span></text:span></text:p>
      <text:p text:style-name="P60"><text:span text:style-name="Source_20_Text"><text:span text:style-name="T15"/></text:span></text:p>
      <text:p text:style-name="P60"><text:span text:style-name="Source_20_Tex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1" svg:font-family="Monospace"/>
    <style:font-face style:name="Source Sans Pro" svg:font-family="'Source Sans Pro', sans-serif"/>
    <style:font-face style:name="Verdana" svg:font-family="Verdana, Arial, Tahoma, Calibri, Geneva, sans-serif"/>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7:02:10.371536223</meta:creation-date>
    <dc:date>2017-10-27T11:00:39.280340838</dc:date>
    <meta:editing-duration>PT2H4M24S</meta:editing-duration>
    <meta:editing-cycles>8</meta:editing-cycles>
    <meta:generator>LibreOffice/5.3.1.2$Linux_X86_64 LibreOffice_project/30m0$Build-2</meta:generator>
    <meta:document-statistic meta:table-count="0" meta:image-count="0" meta:object-count="0" meta:page-count="9" meta:paragraph-count="113" meta:word-count="1794" meta:character-count="10981" meta:non-whitespace-character-count="9259"/>
  </office:meta>
</office:document-meta>
</file>